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434cm"/>
    </style:style>
    <style:style style:name="co2" style:family="table-column">
      <style:table-column-properties fo:break-before="auto" style:column-width="4.798cm"/>
    </style:style>
    <style:style style:name="co3" style:family="table-column">
      <style:table-column-properties fo:break-before="auto" style:column-width="3.634cm"/>
    </style:style>
    <style:style style:name="co4" style:family="table-column">
      <style:table-column-properties fo:break-before="auto" style:column-width="10.126cm"/>
    </style:style>
    <style:style style:name="co5" style:family="table-column">
      <style:table-column-properties fo:break-before="auto" style:column-width="3.14cm"/>
    </style:style>
    <style:style style:name="co6" style:family="table-column">
      <style:table-column-properties fo:break-before="auto" style:column-width="3.986cm"/>
    </style:style>
    <style:style style:name="co7" style:family="table-column">
      <style:table-column-properties fo:break-before="auto" style:column-width="3.034cm"/>
    </style:style>
    <style:style style:name="co8" style:family="table-column">
      <style:table-column-properties fo:break-before="auto" style:column-width="2.787cm"/>
    </style:style>
    <style:style style:name="co9" style:family="table-column">
      <style:table-column-properties fo:break-before="auto" style:column-width="3.246cm"/>
    </style:style>
    <style:style style:name="co10" style:family="table-column">
      <style:table-column-properties fo:break-before="auto" style:column-width="2.999cm"/>
    </style:style>
    <style:style style:name="co11" style:family="table-column">
      <style:table-column-properties fo:break-before="auto" style:column-width="3.493cm"/>
    </style:style>
    <style:style style:name="co12" style:family="table-column">
      <style:table-column-properties fo:break-before="auto" style:column-width="3.175cm"/>
    </style:style>
    <style:style style:name="co13" style:family="table-column">
      <style:table-column-properties fo:break-before="auto" style:column-width="3.81cm"/>
    </style:style>
    <style:style style:name="co14" style:family="table-column">
      <style:table-column-properties fo:break-before="auto" style:column-width="2.108cm"/>
    </style:style>
    <style:style style:name="ro1" style:family="table-row">
      <style:table-row-properties style:row-height="1.588cm" fo:break-before="auto" style:use-optimal-row-height="false"/>
    </style:style>
    <style:style style:name="ro2" style:family="table-row">
      <style:table-row-properties style:row-height="4.763cm" fo:break-before="auto" style:use-optimal-row-height="false"/>
    </style:style>
    <style:style style:name="ro3" style:family="table-row">
      <style:table-row-properties style:row-height="2.646cm" fo:break-before="auto" style:use-optimal-row-height="false"/>
    </style:style>
    <style:style style:name="ro4" style:family="table-row">
      <style:table-row-properties style:row-height="14.288cm" fo:break-before="auto" style:use-optimal-row-height="false"/>
    </style:style>
    <style:style style:name="ro5" style:family="table-row">
      <style:table-row-properties style:row-height="7.408cm" fo:break-before="auto" style:use-optimal-row-height="false"/>
    </style:style>
    <style:style style:name="ro6" style:family="table-row">
      <style:table-row-properties style:row-height="14.446cm" fo:break-before="auto" style:use-optimal-row-height="false"/>
    </style:style>
    <style:style style:name="ro7" style:family="table-row">
      <style:table-row-properties style:row-height="0.529cm" fo:break-before="auto" style:use-optimal-row-height="false"/>
    </style:style>
    <style:style style:name="ta1" style:family="table" style:master-page-name="PageStyle_5f_wellspring_5f_output_20__28_12_29_">
      <style:table-properties table:display="true" style:writing-mode="lr-tb"/>
    </style:style>
    <number:date-style style:name="N5036" number:language="en" number:country="IN"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f2dcdb"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ce3" style:family="table-cell" style:parent-style-name="Default" style:data-style-name="N5036">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wellspring_output (12)" table:style-name="ta1">
        <office:forms form:automatic-focus="false" form:apply-design-mode="false"/>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Default"/>
        <table:table-column table:style-name="co6" table:default-cell-style-name="ce2"/>
        <table:table-column table:style-name="co7" table:number-columns-repeated="2" table:default-cell-style-name="ce2"/>
        <table:table-column table:style-name="co8" table:default-cell-style-name="Default"/>
        <table:table-column table:style-name="co9" table:default-cell-style-name="Default"/>
        <table:table-column table:style-name="co10" table:default-cell-style-name="ce2"/>
        <table:table-column table:style-name="co11" table:default-cell-style-name="Default"/>
        <table:table-column table:style-name="co12" table:default-cell-style-name="ce2"/>
        <table:table-column table:style-name="co13" table:number-columns-repeated="2" table:default-cell-style-name="ce2"/>
        <table:table-column table:style-name="co14" table:number-columns-repeated="1009" table:default-cell-style-name="Default"/>
        <table:table-row table:style-name="ro1">
          <table:table-cell table:style-name="ce1" office:value-type="string">
            <text:p>Track Code</text:p>
          </table:table-cell>
          <table:table-cell table:style-name="ce1" office:value-type="string">
            <text:p>Title</text:p>
          </table:table-cell>
          <table:table-cell table:style-name="ce1" office:value-type="string">
            <text:p>Disclosure Status</text:p>
          </table:table-cell>
          <table:table-cell table:style-name="ce1" office:value-type="string">
            <text:p>Private Abstract</text:p>
          </table:table-cell>
          <table:table-cell table:style-name="ce1" office:value-type="string">
            <text:p>Disclosure Date</text:p>
          </table:table-cell>
          <table:table-cell table:style-name="ce1" office:value-type="string">
            <text:p>Organization</text:p>
          </table:table-cell>
          <table:table-cell table:style-name="ce1" office:value-type="string">
            <text:p>Full Name</text:p>
          </table:table-cell>
          <table:table-cell table:style-name="ce1" office:value-type="string">
            <text:p>Primary Email</text:p>
          </table:table-cell>
          <table:table-cell table:style-name="ce1" office:value-type="string">
            <text:p>Citizenship</text:p>
          </table:table-cell>
          <table:table-cell table:style-name="ce1" office:value-type="string">
            <text:p>Application Date</text:p>
          </table:table-cell>
          <table:table-cell table:style-name="ce1" office:value-type="string">
            <text:p>Application/Provisional Number</text:p>
          </table:table-cell>
          <table:table-cell table:style-name="ce1" office:value-type="string">
            <text:p>Country of Filing</text:p>
          </table:table-cell>
          <table:table-cell table:style-name="ce1" office:value-type="string">
            <text:p>Patent Status</text:p>
          </table:table-cell>
          <table:table-cell office:value-type="string">
            <text:p>License Status</text:p>
          </table:table-cell>
          <table:table-cell office:value-type="string">
            <text:p>Licensee Name</text:p>
          </table:table-cell>
          <table:table-cell table:style-name="ce2" table:number-columns-repeated="1009"/>
        </table:table-row>
        <table:table-row table:style-name="ro2">
          <table:table-cell office:value-type="string">
            <text:p>2001-002</text:p>
          </table:table-cell>
          <table:table-cell office:value-type="string">
            <text:p>Functionalized Hematin as Horseradish Peroxidase Analog-biomimetic Catalyst for Water Soluble Polyphenol and Polyaniline Synthesis</text:p>
          </table:table-cell>
          <table:table-cell office:value-type="string">
            <text:p>Application Filed - Case Active</text:p>
          </table:table-cell>
          <table:table-cell/>
          <table:table-cell table:style-name="ce3" office:value-type="date" office:date-value="2000-10-20">
            <text:p>20/10/2000</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00-11-27">
            <text:p>27/11/2000</text:p>
          </table:table-cell>
          <table:table-cell office:value-type="string">
            <text:p>60/253,109</text:p>
          </table:table-cell>
          <table:table-cell office:value-type="string">
            <text:p>US</text:p>
          </table:table-cell>
          <table:table-cell office:value-type="string">
            <text:p>Expired</text:p>
          </table:table-cell>
          <table:table-cell office:value-type="string">
            <text:p>Not Licensed</text:p>
          </table:table-cell>
          <table:table-cell office:value-type="string">
            <text:p>None</text:p>
          </table:table-cell>
          <table:table-cell table:number-columns-repeated="1009"/>
        </table:table-row>
        <table:table-row table:style-name="ro2">
          <table:table-cell office:value-type="string">
            <text:p>2001-002</text:p>
          </table:table-cell>
          <table:table-cell office:value-type="string">
            <text:p>Functionalized Hematin as Horseradish Peroxidase Analog-biomimetic Catalyst for Water Soluble Polyphenol and Polyaniline Synthesis</text:p>
          </table:table-cell>
          <table:table-cell office:value-type="string">
            <text:p>Application Filed - Case Active</text:p>
          </table:table-cell>
          <table:table-cell/>
          <table:table-cell table:style-name="ce3" office:value-type="date" office:date-value="2000-10-20">
            <text:p>20/10/2000</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01-11-27">
            <text:p>27/11/2001</text:p>
          </table:table-cell>
          <table:table-cell office:value-type="string">
            <text:p>09/994,998</text:p>
          </table:table-cell>
          <table:table-cell office:value-type="string">
            <text:p>US</text:p>
          </table:table-cell>
          <table:table-cell office:value-type="string">
            <text:p>Abandoned</text:p>
          </table:table-cell>
          <table:table-cell office:value-type="string">
            <text:p>Not Licensed</text:p>
          </table:table-cell>
          <table:table-cell office:value-type="string">
            <text:p>None</text:p>
          </table:table-cell>
          <table:table-cell table:number-columns-repeated="1009"/>
        </table:table-row>
        <table:table-row table:style-name="ro2">
          <table:table-cell office:value-type="string">
            <text:p>2001-002</text:p>
          </table:table-cell>
          <table:table-cell office:value-type="string">
            <text:p>Functionalized Hematin as Horseradish Peroxidase Analog-biomimetic Catalyst for Water Soluble Polyphenol and Polyaniline Synthesis</text:p>
          </table:table-cell>
          <table:table-cell office:value-type="string">
            <text:p>Application Filed - Case Active</text:p>
          </table:table-cell>
          <table:table-cell/>
          <table:table-cell table:style-name="ce3" office:value-type="date" office:date-value="2000-10-20">
            <text:p>20/10/2000</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04-04-16">
            <text:p>16/04/2004</text:p>
          </table:table-cell>
          <table:table-cell office:value-type="string">
            <text:p>10/826,623</text:p>
          </table:table-cell>
          <table:table-cell office:value-type="string">
            <text:p>US</text:p>
          </table:table-cell>
          <table:table-cell office:value-type="string">
            <text:p>Abandoned</text:p>
          </table:table-cell>
          <table:table-cell office:value-type="string">
            <text:p>Not Licensed</text:p>
          </table:table-cell>
          <table:table-cell office:value-type="string">
            <text:p>None</text:p>
          </table:table-cell>
          <table:table-cell table:number-columns-repeated="1009"/>
        </table:table-row>
        <table:table-row table:style-name="ro2">
          <table:table-cell office:value-type="string">
            <text:p>2001-002</text:p>
          </table:table-cell>
          <table:table-cell office:value-type="string">
            <text:p>Functionalized Hematin as Horseradish Peroxidase Analog-biomimetic Catalyst for Water Soluble Polyphenol and Polyaniline Synthesis</text:p>
          </table:table-cell>
          <table:table-cell office:value-type="string">
            <text:p>Application Filed - Case Active</text:p>
          </table:table-cell>
          <table:table-cell/>
          <table:table-cell table:style-name="ce3" office:value-type="date" office:date-value="2000-10-20">
            <text:p>20/10/2000</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07-09-26">
            <text:p>26/09/2007</text:p>
          </table:table-cell>
          <table:table-cell office:value-type="string">
            <text:p>11/337,964</text:p>
          </table:table-cell>
          <table:table-cell office:value-type="string">
            <text:p>US</text:p>
          </table:table-cell>
          <table:table-cell office:value-type="string">
            <text:p>INSTRUCTED COUNSEL TO ABANDON</text:p>
          </table:table-cell>
          <table:table-cell office:value-type="string">
            <text:p>Not Licensed</text:p>
          </table:table-cell>
          <table:table-cell office:value-type="string">
            <text:p>None</text:p>
          </table:table-cell>
          <table:table-cell table:number-columns-repeated="1009"/>
        </table:table-row>
        <table:table-row table:style-name="ro2">
          <table:table-cell office:value-type="string">
            <text:p>2001-002</text:p>
          </table:table-cell>
          <table:table-cell office:value-type="string">
            <text:p>Functionalized Hematin as Horseradish Peroxidase Analog-biomimetic Catalyst for Water Soluble Polyphenol and Polyaniline Synthesis</text:p>
          </table:table-cell>
          <table:table-cell office:value-type="string">
            <text:p>Application Filed - Case Active</text:p>
          </table:table-cell>
          <table:table-cell/>
          <table:table-cell table:style-name="ce3" office:value-type="date" office:date-value="2000-10-20">
            <text:p>20/10/2000</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07-09-26">
            <text:p>26/09/2007</text:p>
          </table:table-cell>
          <table:table-cell office:value-type="string">
            <text:p>11/904,119</text:p>
          </table:table-cell>
          <table:table-cell office:value-type="string">
            <text:p>US</text:p>
          </table:table-cell>
          <table:table-cell office:value-type="string">
            <text:p>Issued/Granted</text:p>
          </table:table-cell>
          <table:table-cell office:value-type="string">
            <text:p>Licensed </text:p>
          </table:table-cell>
          <table:table-cell office:value-type="string">
            <text:p>Company A</text:p>
          </table:table-cell>
          <table:table-cell table:number-columns-repeated="1009"/>
        </table:table-row>
        <table:table-row table:style-name="ro2">
          <table:table-cell office:value-type="string">
            <text:p>2001-002</text:p>
          </table:table-cell>
          <table:table-cell office:value-type="string">
            <text:p>Functionalized Hematin as Horseradish Peroxidase Analog-biomimetic Catalyst for Water Soluble Polyphenol and Polyaniline Synthesis</text:p>
          </table:table-cell>
          <table:table-cell office:value-type="string">
            <text:p>Application Filed - Case Active</text:p>
          </table:table-cell>
          <table:table-cell/>
          <table:table-cell table:style-name="ce3" office:value-type="date" office:date-value="2000-10-20">
            <text:p>20/10/2000</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09-01-16">
            <text:p>16/01/2009</text:p>
          </table:table-cell>
          <table:table-cell office:value-type="string">
            <text:p>12/321,373</text:p>
          </table:table-cell>
          <table:table-cell office:value-type="string">
            <text:p>US</text:p>
          </table:table-cell>
          <table:table-cell office:value-type="string">
            <text:p>Abandoned</text:p>
          </table:table-cell>
          <table:table-cell office:value-type="string">
            <text:p>Not Licensed</text:p>
          </table:table-cell>
          <table:table-cell office:value-type="string">
            <text:p>None</text:p>
          </table:table-cell>
          <table:table-cell table:number-columns-repeated="1009"/>
        </table:table-row>
        <table:table-row table:style-name="ro1">
          <table:table-cell office:value-type="string">
            <text:p>2005-012</text:p>
          </table:table-cell>
          <table:table-cell office:value-type="string">
            <text:p>Synthesis of Water-Soluble Catechins</text:p>
          </table:table-cell>
          <table:table-cell office:value-type="string">
            <text:p>Application Filed - Case Active</text:p>
          </table:table-cell>
          <table:table-cell/>
          <table:table-cell table:style-name="ce3" office:value-type="date" office:date-value="2005-01-13">
            <text:p>13/01/2005</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05-04-28">
            <text:p>28/04/2005</text:p>
          </table:table-cell>
          <table:table-cell office:value-type="string">
            <text:p>60/675,822</text:p>
          </table:table-cell>
          <table:table-cell office:value-type="string">
            <text:p>US</text:p>
          </table:table-cell>
          <table:table-cell office:value-type="string">
            <text:p>Expired</text:p>
          </table:table-cell>
          <table:table-cell office:value-type="string">
            <text:p>Not Licensed</text:p>
          </table:table-cell>
          <table:table-cell office:value-type="string">
            <text:p>None</text:p>
          </table:table-cell>
          <table:table-cell table:number-columns-repeated="1009"/>
        </table:table-row>
        <table:table-row table:style-name="ro1">
          <table:table-cell office:value-type="string">
            <text:p>2005-012</text:p>
          </table:table-cell>
          <table:table-cell office:value-type="string">
            <text:p>Synthesis of Water-Soluble Catechins</text:p>
          </table:table-cell>
          <table:table-cell office:value-type="string">
            <text:p>Application Filed - Case Active</text:p>
          </table:table-cell>
          <table:table-cell/>
          <table:table-cell table:style-name="ce3" office:value-type="date" office:date-value="2005-01-13">
            <text:p>13/01/2005</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06-04-27">
            <text:p>27/04/2006</text:p>
          </table:table-cell>
          <table:table-cell office:value-type="string">
            <text:p>PCT/US2006/015872</text:p>
          </table:table-cell>
          <table:table-cell office:value-type="string">
            <text:p>PCT</text:p>
          </table:table-cell>
          <table:table-cell office:value-type="string">
            <text:p>Nationalized/Regionalized</text:p>
          </table:table-cell>
          <table:table-cell office:value-type="string">
            <text:p>Not Licensed</text:p>
          </table:table-cell>
          <table:table-cell office:value-type="string">
            <text:p>None</text:p>
          </table:table-cell>
          <table:table-cell table:number-columns-repeated="1009"/>
        </table:table-row>
        <table:table-row table:style-name="ro1">
          <table:table-cell office:value-type="string">
            <text:p>2005-012</text:p>
          </table:table-cell>
          <table:table-cell office:value-type="string">
            <text:p>Synthesis of Water-Soluble Catechins</text:p>
          </table:table-cell>
          <table:table-cell office:value-type="string">
            <text:p>Application Filed - Case Active</text:p>
          </table:table-cell>
          <table:table-cell/>
          <table:table-cell table:style-name="ce3" office:value-type="date" office:date-value="2005-01-13">
            <text:p>13/01/2005</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07-10-29">
            <text:p>29/10/2007</text:p>
          </table:table-cell>
          <table:table-cell office:value-type="string">
            <text:p>11/978,540</text:p>
          </table:table-cell>
          <table:table-cell office:value-type="string">
            <text:p>US</text:p>
          </table:table-cell>
          <table:table-cell office:value-type="string">
            <text:p>Issued/Granted</text:p>
          </table:table-cell>
          <table:table-cell office:value-type="string">
            <text:p>Licensed </text:p>
          </table:table-cell>
          <table:table-cell office:value-type="string">
            <text:p>Company B</text:p>
          </table:table-cell>
          <table:table-cell table:number-columns-repeated="1009"/>
        </table:table-row>
        <table:table-row table:style-name="ro3">
          <table:table-cell office:value-type="string">
            <text:p>2009-006</text:p>
          </table:table-cell>
          <table:table-cell office:value-type="string">
            <text:p>Conductive Formulations for Use in Electrical, Electronic and RF Applications</text:p>
          </table:table-cell>
          <table:table-cell office:value-type="string">
            <text:p>Application Filed - Case Active</text:p>
          </table:table-cell>
          <table:table-cell/>
          <table:table-cell table:style-name="ce3" office:value-type="date" office:date-value="2008-11-06">
            <text:p>06/11/2008</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08-12-01">
            <text:p>01/12/2008</text:p>
          </table:table-cell>
          <table:table-cell office:value-type="string">
            <text:p>61/200,542</text:p>
          </table:table-cell>
          <table:table-cell office:value-type="string">
            <text:p>US</text:p>
          </table:table-cell>
          <table:table-cell office:value-type="string">
            <text:p>Expired</text:p>
          </table:table-cell>
          <table:table-cell office:value-type="string">
            <text:p>Not Licensed</text:p>
          </table:table-cell>
          <table:table-cell office:value-type="string">
            <text:p>None</text:p>
          </table:table-cell>
          <table:table-cell table:number-columns-repeated="1009"/>
        </table:table-row>
        <table:table-row table:style-name="ro3">
          <table:table-cell office:value-type="string">
            <text:p>2009-006</text:p>
          </table:table-cell>
          <table:table-cell office:value-type="string">
            <text:p>Conductive Formulations for Use in Electrical, Electronic and RF Applications</text:p>
          </table:table-cell>
          <table:table-cell office:value-type="string">
            <text:p>Application Filed - Case Active</text:p>
          </table:table-cell>
          <table:table-cell/>
          <table:table-cell table:style-name="ce3" office:value-type="date" office:date-value="2008-11-06">
            <text:p>06/11/2008</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09-12-01">
            <text:p>01/12/2009</text:p>
          </table:table-cell>
          <table:table-cell office:value-type="string">
            <text:p>12/628,566</text:p>
          </table:table-cell>
          <table:table-cell office:value-type="string">
            <text:p>US</text:p>
          </table:table-cell>
          <table:table-cell office:value-type="string">
            <text:p>Pending</text:p>
          </table:table-cell>
          <table:table-cell office:value-type="string">
            <text:p>In-Negotiation</text:p>
          </table:table-cell>
          <table:table-cell office:value-type="string">
            <text:p>Company C</text:p>
          </table:table-cell>
          <table:table-cell table:number-columns-repeated="1009"/>
        </table:table-row>
        <table:table-row table:style-name="ro3">
          <table:table-cell office:value-type="string">
            <text:p>2009-006</text:p>
          </table:table-cell>
          <table:table-cell office:value-type="string">
            <text:p>Conductive Formulations for Use in Electrical, Electronic and RF Applications</text:p>
          </table:table-cell>
          <table:table-cell office:value-type="string">
            <text:p>Application Filed - Case Active</text:p>
          </table:table-cell>
          <table:table-cell/>
          <table:table-cell table:style-name="ce3" office:value-type="date" office:date-value="2008-11-06">
            <text:p>06/11/2008</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09-12-01">
            <text:p>01/12/2009</text:p>
          </table:table-cell>
          <table:table-cell office:value-type="string">
            <text:p>PCT/US2009/066197</text:p>
          </table:table-cell>
          <table:table-cell office:value-type="string">
            <text:p>PCT </text:p>
          </table:table-cell>
          <table:table-cell office:value-type="string">
            <text:p>Abandoned</text:p>
          </table:table-cell>
          <table:table-cell office:value-type="string">
            <text:p>Not Licensed</text:p>
          </table:table-cell>
          <table:table-cell office:value-type="string">
            <text:p>None</text:p>
          </table:table-cell>
          <table:table-cell table:number-columns-repeated="1009"/>
        </table:table-row>
        <table:table-row table:style-name="ro1">
          <table:table-cell office:value-type="string">
            <text:p>2009-025</text:p>
          </table:table-cell>
          <table:table-cell office:value-type="string">
            <text:p>Wireless RF Passive Strain Sensor</text:p>
          </table:table-cell>
          <table:table-cell office:value-type="string">
            <text:p>Application Filed - Case Active</text:p>
          </table:table-cell>
          <table:table-cell/>
          <table:table-cell table:style-name="ce3" office:value-type="date" office:date-value="2009-03-10">
            <text:p>10/03/2009</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09-09-08">
            <text:p>08/09/2009</text:p>
          </table:table-cell>
          <table:table-cell office:value-type="string">
            <text:p>61/240,430</text:p>
          </table:table-cell>
          <table:table-cell office:value-type="string">
            <text:p>US</text:p>
          </table:table-cell>
          <table:table-cell office:value-type="string">
            <text:p>Expired</text:p>
          </table:table-cell>
          <table:table-cell office:value-type="string">
            <text:p>Not Licensed</text:p>
          </table:table-cell>
          <table:table-cell office:value-type="string">
            <text:p>None</text:p>
          </table:table-cell>
          <table:table-cell table:number-columns-repeated="1009"/>
        </table:table-row>
        <table:table-row table:style-name="ro1">
          <table:table-cell office:value-type="string">
            <text:p>2009-025</text:p>
          </table:table-cell>
          <table:table-cell office:value-type="string">
            <text:p>Wireless RF Passive Strain Sensor</text:p>
          </table:table-cell>
          <table:table-cell office:value-type="string">
            <text:p>Application Filed - Case Active</text:p>
          </table:table-cell>
          <table:table-cell/>
          <table:table-cell table:style-name="ce3" office:value-type="date" office:date-value="2009-03-10">
            <text:p>10/03/2009</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10-09-07">
            <text:p>07/09/2010</text:p>
          </table:table-cell>
          <table:table-cell office:value-type="string">
            <text:p>PCT/US2010/047977</text:p>
          </table:table-cell>
          <table:table-cell office:value-type="string">
            <text:p>PCT</text:p>
          </table:table-cell>
          <table:table-cell office:value-type="string">
            <text:p>Converted</text:p>
          </table:table-cell>
          <table:table-cell office:value-type="string">
            <text:p>Not Licensed</text:p>
          </table:table-cell>
          <table:table-cell office:value-type="string">
            <text:p>None</text:p>
          </table:table-cell>
          <table:table-cell table:number-columns-repeated="1009"/>
        </table:table-row>
        <table:table-row table:style-name="ro1">
          <table:table-cell office:value-type="string">
            <text:p>2009-025</text:p>
          </table:table-cell>
          <table:table-cell office:value-type="string">
            <text:p>Wireless RF Passive Strain Sensor</text:p>
          </table:table-cell>
          <table:table-cell office:value-type="string">
            <text:p>Application Filed - Case Active</text:p>
          </table:table-cell>
          <table:table-cell/>
          <table:table-cell table:style-name="ce3" office:value-type="date" office:date-value="2009-03-10">
            <text:p>10/03/2009</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12-03-06">
            <text:p>06/03/2012</text:p>
          </table:table-cell>
          <table:table-cell office:value-type="string">
            <text:p>13/394,490</text:p>
          </table:table-cell>
          <table:table-cell office:value-type="string">
            <text:p>US</text:p>
          </table:table-cell>
          <table:table-cell office:value-type="string">
            <text:p>Pending</text:p>
          </table:table-cell>
          <table:table-cell office:value-type="string">
            <text:p>In-Negotiation</text:p>
          </table:table-cell>
          <table:table-cell office:value-type="string">
            <text:p>Company D</text:p>
          </table:table-cell>
          <table:table-cell table:number-columns-repeated="1009"/>
        </table:table-row>
        <table:table-row table:style-name="ro1">
          <table:table-cell office:value-type="string">
            <text:p>2009-025</text:p>
          </table:table-cell>
          <table:table-cell office:value-type="string">
            <text:p>Wireless RF Passive Strain Sensor</text:p>
          </table:table-cell>
          <table:table-cell office:value-type="string">
            <text:p>Application Filed - Case Active</text:p>
          </table:table-cell>
          <table:table-cell/>
          <table:table-cell table:style-name="ce3" office:value-type="date" office:date-value="2009-03-10">
            <text:p>10/03/2009</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13-03-07">
            <text:p>07/03/2013</text:p>
          </table:table-cell>
          <table:table-cell office:value-type="float" office:value="2810827">
            <text:p>2810827</text:p>
          </table:table-cell>
          <table:table-cell office:value-type="string">
            <text:p>CN</text:p>
          </table:table-cell>
          <table:table-cell office:value-type="string">
            <text:p>Application in Process</text:p>
          </table:table-cell>
          <table:table-cell office:value-type="string">
            <text:p>Not Licensed</text:p>
          </table:table-cell>
          <table:table-cell office:value-type="string">
            <text:p>None</text:p>
          </table:table-cell>
          <table:table-cell table:number-columns-repeated="1009"/>
        </table:table-row>
        <table:table-row table:style-name="ro3">
          <table:table-cell office:value-type="string">
            <text:p>2010-011</text:p>
          </table:table-cell>
          <table:table-cell office:value-type="string">
            <text:p>Non-Halogenated Flame Retardant Materials from Phenolic Polymers and Copolymers</text:p>
          </table:table-cell>
          <table:table-cell office:value-type="string">
            <text:p>Application Filed - Case Active</text:p>
          </table:table-cell>
          <table:table-cell/>
          <table:table-cell table:style-name="ce3" office:value-type="date" office:date-value="2009-12-11">
            <text:p>11/12/2009</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11-05-02">
            <text:p>02/05/2011</text:p>
          </table:table-cell>
          <table:table-cell office:value-type="string">
            <text:p>61/481,414</text:p>
          </table:table-cell>
          <table:table-cell office:value-type="string">
            <text:p>US</text:p>
          </table:table-cell>
          <table:table-cell office:value-type="string">
            <text:p>Expired</text:p>
          </table:table-cell>
          <table:table-cell office:value-type="string">
            <text:p>Not Licensed</text:p>
          </table:table-cell>
          <table:table-cell office:value-type="string">
            <text:p>None</text:p>
          </table:table-cell>
          <table:table-cell table:number-columns-repeated="1009"/>
        </table:table-row>
        <table:table-row table:style-name="ro3">
          <table:table-cell office:value-type="string">
            <text:p>2010-011</text:p>
          </table:table-cell>
          <table:table-cell office:value-type="string">
            <text:p>Non-Halogenated Flame Retardant Materials from Phenolic Polymers and Copolymers</text:p>
          </table:table-cell>
          <table:table-cell office:value-type="string">
            <text:p>Application Filed - Case Active</text:p>
          </table:table-cell>
          <table:table-cell/>
          <table:table-cell table:style-name="ce3" office:value-type="date" office:date-value="2009-12-11">
            <text:p>11/12/2009</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12-04-30">
            <text:p>30/04/2012</text:p>
          </table:table-cell>
          <table:table-cell office:value-type="string">
            <text:p>PCT/US2012/35802</text:p>
          </table:table-cell>
          <table:table-cell office:value-type="string">
            <text:p>PCT</text:p>
          </table:table-cell>
          <table:table-cell office:value-type="string">
            <text:p>Nationalized/Regionalized</text:p>
          </table:table-cell>
          <table:table-cell office:value-type="string">
            <text:p>Not Licensed</text:p>
          </table:table-cell>
          <table:table-cell office:value-type="string">
            <text:p>None</text:p>
          </table:table-cell>
          <table:table-cell table:number-columns-repeated="1009"/>
        </table:table-row>
        <table:table-row table:style-name="ro3">
          <table:table-cell office:value-type="string">
            <text:p>2010-011</text:p>
          </table:table-cell>
          <table:table-cell office:value-type="string">
            <text:p>Non-Halogenated Flame Retardant Materials from Phenolic Polymers and Copolymers</text:p>
          </table:table-cell>
          <table:table-cell office:value-type="string">
            <text:p>Application Filed - Case Active</text:p>
          </table:table-cell>
          <table:table-cell/>
          <table:table-cell table:style-name="ce3" office:value-type="date" office:date-value="2009-12-11">
            <text:p>11/12/2009</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13-11-01">
            <text:p>01/11/2013</text:p>
          </table:table-cell>
          <table:table-cell office:value-type="string">
            <text:p>14/115,165</text:p>
          </table:table-cell>
          <table:table-cell office:value-type="string">
            <text:p>US</text:p>
          </table:table-cell>
          <table:table-cell office:value-type="string">
            <text:p>Pending</text:p>
          </table:table-cell>
          <table:table-cell office:value-type="string">
            <text:p>Not Licensed</text:p>
          </table:table-cell>
          <table:table-cell office:value-type="string">
            <text:p>None</text:p>
          </table:table-cell>
          <table:table-cell table:number-columns-repeated="1009"/>
        </table:table-row>
        <table:table-row table:style-name="ro4">
          <table:table-cell office:value-type="string">
            <text:p>2012-016</text:p>
          </table:table-cell>
          <table:table-cell office:value-type="string">
            <text:p>Hydrophilic modication of water insoluble polysaccharide as surface-active agents</text:p>
          </table:table-cell>
          <table:table-cell office:value-type="string">
            <text:p>Application Filed - Case Active</text:p>
          </table:table-cell>
          <table:table-cell office:value-type="string">
            <text:p>Using low cost, renewable feedstock (polysaccharides) derived from bio-based fruit waste or algae (that have no competing food application) the UML team has created non-toxic surfactants that are as efficient as NPEs in cleaning applications. The modification of polysaccharides is carried out using sustainable methods. The properties (hydrophilicity and hydrophobicity) of these surfactants can be tuned easily to render them suitable for several types of detergents and cleaning agents. _x000D_</text:p>
            <text:p>Advantages:_x000D_</text:p>
            <text:p>1.<text:tab/>Renewable starting materials: Chitosan obtained from exoskeleton of shellfish; Alginate from food-waste and sea algae; pectin/poly (Galactouronic acid) from cell walls of plants and fruits._x000D_</text:p>
            <text:p>2.<text:tab/>Multiple bio-based surfactant developed_x000D_</text:p>
            <text:p>3.<text:tab/>Sustainable and Green modification methods: Enzymatic or using microwave reactor._x000D_</text:p>
            <text:p>4.<text:tab/>Comparable characteristics &amp; efficiency to NPEs: Low surface tension, good cleaning efficiency._x000D_</text:p>
            <text:p/>
          </table:table-cell>
          <table:table-cell table:style-name="ce3" office:value-type="date" office:date-value="2011-10-14">
            <text:p>14/10/2011</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12-03-19">
            <text:p>19/03/2012</text:p>
          </table:table-cell>
          <table:table-cell office:value-type="string">
            <text:p>61/612,909</text:p>
          </table:table-cell>
          <table:table-cell office:value-type="string">
            <text:p>US</text:p>
          </table:table-cell>
          <table:table-cell office:value-type="string">
            <text:p>Converted</text:p>
          </table:table-cell>
          <table:table-cell office:value-type="string">
            <text:p>Not Licensed</text:p>
          </table:table-cell>
          <table:table-cell office:value-type="string">
            <text:p>None</text:p>
          </table:table-cell>
          <table:table-cell table:number-columns-repeated="1009"/>
        </table:table-row>
        <table:table-row table:style-name="ro4">
          <table:table-cell office:value-type="string">
            <text:p>2012-016</text:p>
          </table:table-cell>
          <table:table-cell office:value-type="string">
            <text:p>Hydrophilic modication of water insoluble polysaccharide as surface-active agents</text:p>
          </table:table-cell>
          <table:table-cell office:value-type="string">
            <text:p>Application Filed - Case Active</text:p>
          </table:table-cell>
          <table:table-cell office:value-type="string">
            <text:p>Using low cost, renewable feedstock (polysaccharides) derived from bio-based fruit waste or algae (that have no competing food application) the UML team has created non-toxic surfactants that are as efficient as NPEs in cleaning applications. The modification of polysaccharides is carried out using sustainable methods. The properties (hydrophilicity and hydrophobicity) of these surfactants can be tuned easily to render them suitable for several types of detergents and cleaning agents. _x000D_</text:p>
            <text:p>Advantages:_x000D_</text:p>
            <text:p>1.<text:tab/>Renewable starting materials: Chitosan obtained from exoskeleton of shellfish; Alginate from food-waste and sea algae; pectin/poly (Galactouronic acid) from cell walls of plants and fruits._x000D_</text:p>
            <text:p>2.<text:tab/>Multiple bio-based surfactant developed_x000D_</text:p>
            <text:p>3.<text:tab/>Sustainable and Green modification methods: Enzymatic or using microwave reactor._x000D_</text:p>
            <text:p>4.<text:tab/>Comparable characteristics &amp; efficiency to NPEs: Low surface tension, good cleaning efficiency._x000D_</text:p>
            <text:p/>
          </table:table-cell>
          <table:table-cell table:style-name="ce3" office:value-type="date" office:date-value="2011-10-14">
            <text:p>14/10/2011</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13-03-15">
            <text:p>15/03/2013</text:p>
          </table:table-cell>
          <table:table-cell office:value-type="string">
            <text:p>13/841,903</text:p>
          </table:table-cell>
          <table:table-cell office:value-type="string">
            <text:p>US</text:p>
          </table:table-cell>
          <table:table-cell office:value-type="string">
            <text:p>Pending</text:p>
          </table:table-cell>
          <table:table-cell office:value-type="string">
            <text:p>Not Licensed</text:p>
          </table:table-cell>
          <table:table-cell office:value-type="string">
            <text:p>None</text:p>
          </table:table-cell>
          <table:table-cell table:number-columns-repeated="1009"/>
        </table:table-row>
        <table:table-row table:style-name="ro5">
          <table:table-cell office:value-type="string">
            <text:p>2013-007</text:p>
          </table:table-cell>
          <table:table-cell office:value-type="string">
            <text:p>An Electronic Tongue Cone Penetrometer</text:p>
          </table:table-cell>
          <table:table-cell office:value-type="string">
            <text:p>Application Filed - Case Active</text:p>
          </table:table-cell>
          <table:table-cell office:value-type="string">
            <text:p>The team has developed a hand-held array sensor that allows for on-site testing. <text:s/>The sample is required to be aqueous, so soil needs to be mixed in water or other liquid. <text:s/>The array is based on functionalized conducting polymer electrodes. <text:s/>The resulting signals from the array are analyzed on a computer in real time with a principle component analysis artificial intelligence algorithm. <text:s/>The system needs to be trained to recognize a particular chemical signature from the electrodes, and the electrodes can be modified to be sensitive to different classes of chemicals.</text:p>
          </table:table-cell>
          <table:table-cell table:style-name="ce3" office:value-type="date" office:date-value="2012-11-05">
            <text:p>05/11/2012</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table-cell table:style-name="ce3" office:value-type="date" office:date-value="2013-04-03">
            <text:p>03/04/2013</text:p>
          </table:table-cell>
          <table:table-cell office:value-type="string">
            <text:p>61/808,102</text:p>
          </table:table-cell>
          <table:table-cell office:value-type="string">
            <text:p>US</text:p>
          </table:table-cell>
          <table:table-cell office:value-type="string">
            <text:p>Pending</text:p>
          </table:table-cell>
          <table:table-cell office:value-type="string">
            <text:p>In-Negotiation</text:p>
          </table:table-cell>
          <table:table-cell office:value-type="string">
            <text:p>Company E</text:p>
          </table:table-cell>
          <table:table-cell table:number-columns-repeated="1009"/>
        </table:table-row>
        <table:table-row table:style-name="ro3">
          <table:table-cell office:value-type="string">
            <text:p>2013-014</text:p>
          </table:table-cell>
          <table:table-cell office:value-type="string">
            <text:p>Application of /Electrostatic Field Effects to Facilitate Water Gas Generation</text:p>
          </table:table-cell>
          <table:table-cell office:value-type="string">
            <text:p>On Hold Pending Proof of Concept</text:p>
          </table:table-cell>
          <table:table-cell/>
          <table:table-cell table:style-name="ce3" office:value-type="date" office:date-value="2013-01-15">
            <text:p>15/01/2013</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number-columns-repeated="5"/>
          <table:table-cell office:value-type="string">
            <text:p>Not Licensed</text:p>
          </table:table-cell>
          <table:table-cell office:value-type="string">
            <text:p>None</text:p>
          </table:table-cell>
          <table:table-cell table:number-columns-repeated="1009"/>
        </table:table-row>
        <table:table-row table:style-name="ro6">
          <table:table-cell office:value-type="string">
            <text:p>2013-025</text:p>
          </table:table-cell>
          <table:table-cell office:value-type="string">
            <text:p>Coating for improved barrier properties</text:p>
          </table:table-cell>
          <table:table-cell office:value-type="string">
            <text:p>Under Evaluation</text:p>
          </table:table-cell>
          <table:table-cell/>
          <table:table-cell table:style-name="ce3" office:value-type="date" office:date-value="2013-06-11">
            <text:p>11/06/2013</text:p>
          </table:table-cell>
          <table:table-cell office:value-type="string">
            <text:p>University of Massachusetts Lowell</text:p>
          </table:table-cell>
          <table:table-cell office:value-type="string">
            <text:p>Ramaswamy Nagarajan</text:p>
          </table:table-cell>
          <table:table-cell office:value-type="string">
            <text:p>ramaswamy_nagarajan@uml.edu</text:p>
          </table:table-cell>
          <table:table-cell table:number-columns-repeated="5"/>
          <table:table-cell office:value-type="string">
            <text:p>Not Licensed</text:p>
          </table:table-cell>
          <table:table-cell office:value-type="string">
            <text:p>None</text:p>
          </table:table-cell>
          <table:table-cell table:number-columns-repeated="1009"/>
        </table:table-row>
        <table:table-row table:style-name="ro7" table:number-rows-repeated="1048550">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5000" number:language="en" number:country="IN">
      <number:number number:min-integer-digits="1"/>
    </number:number-style>
    <number:number-style style:name="N5110P0" style:volatile="true" number:language="en" number:country="IN">
      <number:number number:decimal-places="0" number:min-integer-digits="1" number:grouping="true"/>
    </number:number-style>
    <number:number-style style:name="N5110" number:language="en" number:country="IN">
      <number:text>-</number:text>
      <number:number number:decimal-places="0" number:min-integer-digits="1" number:grouping="true"/>
      <style:map style:condition="value()&gt;=0" style:apply-style-name="N5110P0"/>
    </number:number-style>
    <number:number-style style:name="N5111P0" style:volatile="true" number:language="en" number:country="IN">
      <number:number number:decimal-places="0" number:min-integer-digits="1" number:grouping="true"/>
    </number:number-style>
    <number:number-style style:name="N5111" number:language="en" number:country="IN">
      <style:text-properties fo:color="#ff0000"/>
      <number:text>-</number:text>
      <number:number number:decimal-places="0" number:min-integer-digits="1" number:grouping="true"/>
      <style:map style:condition="value()&gt;=0" style:apply-style-name="N5111P0"/>
    </number:number-style>
    <number:number-style style:name="N5112P0" style:volatile="true" number:language="en" number:country="IN">
      <number:number number:decimal-places="2" number:min-integer-digits="1" number:grouping="true"/>
    </number:number-style>
    <number:number-style style:name="N5112" number:language="en" number:country="IN">
      <number:text>-</number:text>
      <number:number number:decimal-places="2" number:min-integer-digits="1" number:grouping="true"/>
      <style:map style:condition="value()&gt;=0" style:apply-style-name="N5112P0"/>
    </number:number-style>
    <number:number-style style:name="N5113P0" style:volatile="true" number:language="en" number:country="IN">
      <number:number number:decimal-places="2" number:min-integer-digits="1" number:grouping="true"/>
    </number:number-style>
    <number:number-style style:name="N5113" number:language="en" number:country="IN">
      <style:text-properties fo:color="#ff0000"/>
      <number:text>-</number:text>
      <number:number number:decimal-places="2" number:min-integer-digits="1" number:grouping="true"/>
      <style:map style:condition="value()&gt;=0" style:apply-style-name="N5113P0"/>
    </number:number-style>
    <number:number-style style:name="N5117P0" style:volatile="true" number:language="en" number:country="IN">
      <number:number number:decimal-places="0" number:min-integer-digits="1" number:grouping="true"/>
      <number:text> </number:text>
    </number:number-style>
    <number:number-style style:name="N5117P1" style:volatile="true" number:language="en" number:country="IN">
      <number:text>-</number:text>
      <number:number number:decimal-places="0" number:min-integer-digits="1" number:grouping="true"/>
      <number:text> </number:text>
    </number:number-style>
    <number:number-style style:name="N5117P2" style:volatile="true" number:language="en" number:country="IN">
      <number:text> - </number:text>
    </number:number-style>
    <number:text-style style:name="N5117" number:language="en" number:country="IN">
      <number:text-content/>
      <number:text> </number:text>
      <style:map style:condition="value()&gt;0" style:apply-style-name="N5117P0"/>
      <style:map style:condition="value()&lt;0" style:apply-style-name="N5117P1"/>
      <style:map style:condition="value()=0" style:apply-style-name="N5117P2"/>
    </number:text-style>
    <number:number-style style:name="N5121P0" style:volatile="true" number:language="en" number:country="IN">
      <number:number number:decimal-places="2" number:min-integer-digits="1" number:grouping="true"/>
      <number:text> </number:text>
    </number:number-style>
    <number:number-style style:name="N5121P1" style:volatile="true" number:language="en" number:country="IN">
      <number:text>-</number:text>
      <number:number number:decimal-places="2" number:min-integer-digits="1" number:grouping="true"/>
      <number:text> </number:text>
    </number:number-style>
    <number:number-style style:name="N5121P2" style:volatile="true" number:language="en" number:country="IN">
      <number:text> -</number:text>
      <number:number number:decimal-places="0" number:min-integer-digits="0"/>
      <number:text> </number:text>
    </number:number-style>
    <number:text-style style:name="N5121" number:language="en" number:country="IN">
      <number:text-content/>
      <number:text> </number:text>
      <style:map style:condition="value()&gt;0" style:apply-style-name="N5121P0"/>
      <style:map style:condition="value()&lt;0" style:apply-style-name="N5121P1"/>
      <style:map style:condition="value()=0" style:apply-style-name="N5121P2"/>
    </number:text-style>
    <number:time-style style:name="N5122" number:language="en" number:country="IN">
      <number:minutes number:style="long"/>
      <number:text>:</number:text>
      <number:seconds number:style="long"/>
    </number:time-style>
    <number:time-style style:name="N5123" number:language="en" number:country="IN" number:truncate-on-overflow="false">
      <number:hours/>
      <number:text>:</number:text>
      <number:minutes number:style="long"/>
      <number:text>:</number:text>
      <number:seconds number:style="long"/>
    </number:time-style>
    <number:time-style style:name="N5124" number:language="en" number:country="IN">
      <number:minutes number:style="long"/>
      <number:text>:</number:text>
      <number:seconds number:style="long" number:decimal-places="1"/>
    </number:time-style>
    <number:number-style style:name="N5125" number:language="en" number:country="IN">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Bad" style:display-name="Excel Built-in Bad" style:family="table-cell" style:parent-style-name="Default">
      <style:table-cell-properties fo:background-color="#ffc7ce" style:rotation-align="non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99pt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Excel_20_Built-in_20_Good" style:display-name="Excel Built-in Good" style:family="table-cell" style:parent-style-name="Default">
      <style:table-cell-properties fo:background-color="#c6efce" style:rotation-align="non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eading_20_1" style:display-name="Excel Built-in Heading 1" style:family="table-cell" style:parent-style-name="Default">
      <style:table-cell-properties fo:border-bottom="4pt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Excel_20_Built-in_20_Heading_20_2" style:display-name="Excel Built-in Heading 2" style:family="table-cell" style:parent-style-name="Default">
      <style:table-cell-properties fo:border-bottom="4pt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Heading_20_3" style:display-name="Excel Built-in Heading 3" style:family="table-cell" style:parent-style-name="Default">
      <style:table-cell-properties fo:border-bottom="2.49pt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4" style:display-name="Excel Built-in Heading 4" style:family="table-cell" style:parent-style-name="Default">
      <style:table-cell-properties style:rotation-align="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99pt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Linked_20_Cell" style:display-name="Excel Built-in Linked Cell" style:family="table-cell" style:parent-style-name="Default">
      <style:table-cell-properties style:diagonal-bl-tr="none" style:diagonal-tl-br="none" fo:border="none" style:rotation-align="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rotation-align="none"/>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99pt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99pt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Title" style:display-name="Excel Built-in Title" style:family="table-cell" style:parent-style-name="Default">
      <style:table-cell-properties style:rotation-align="none"/>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Excel_20_Built-in_20_Total" style:display-name="Excel Built-in Total" style:family="table-cell" style:parent-style-name="Default">
      <style:table-cell-properties fo:border-bottom="none" style:diagonal-bl-tr="none" style:diagonal-tl-br="none" fo:border-left="none" fo:border-right="none" style:rotation-align="none" fo:border-top="0.99pt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Warning_20_Text" style:display-name="Excel Built-in Warning Text" style:family="table-cell" style:parent-style-name="Default">
      <style:table-cell-properties style:rotation-align="non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wellspring_5f_output_20__28_12_29_" style:display-name="PageStyle_wellspring_output (1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ma</meta:initial-creator>
    <dc:creator>comp2 </dc:creator>
    <meta:creation-date>2014-03-25T19:23:20</meta:creation-date>
    <dc:date>2014-05-12T12:55:10</dc:date>
    <meta:generator>LibreOffice/3.5$Linux_x86 LibreOffice_project/350m1$Build-2</meta:generator>
    <meta:editing-duration>PT8M27S</meta:editing-duration>
    <meta:editing-cycles>7</meta:editing-cycles>
    <meta:document-statistic meta:table-count="1" meta:cell-count="322"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